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000000" style:font-name="Consolas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MAX_RAM_PAGES_ PER_PROCESS (Hauptspeicherzuteilung) </text:p>
          </table:table-cell>
          <table:table-cell table:style-name="ce1" office:value-type="string">
            <text:p>DEFAULT_ LOCALITY_FACTOR (Lokalitätsfaktor) </text:p>
          </table:table-cell>
          <table:table-cell table:style-name="ce1" office:value-type="string">
            <text:p>Seitenfehlerrate RANDOM </text:p>
          </table:table-cell>
          <table:table-cell table:style-name="ce1" office:value-type="string">
            <text:p>Seitenfehlerrate CLOCK</text:p>
          </table:table-cell>
          <table:table-cell table:style-name="ce1" office:value-type="string">
            <text:p>Seitenfehlerrate FIFO 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9899903">
            <text:p>0,49899903</text:p>
          </table:table-cell>
          <table:table-cell table:style-name="ce5" office:value-type="float" office:value="0.49903548">
            <text:p>0,49903548</text:p>
          </table:table-cell>
          <table:table-cell table:style-name="ce3" office:value-type="float" office:value="0.49904367">
            <text:p>0,49904367</text:p>
          </table:table-cell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table:style-name="ce3" office:value-type="float" office:value="0.22996554">
            <text:p>0,22996554</text:p>
          </table:table-cell>
          <table:table-cell office:value-type="float" office:value="0.2115341">
            <text:p>0,2115341</text:p>
          </table:table-cell>
          <table:table-cell table:style-name="ce6" office:value-type="float" office:value="0.21888392">
            <text:p>0,2188839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.031878497">
            <text:p>0,031878497</text:p>
          </table:table-cell>
          <table:table-cell table:style-name="ce3" office:value-type="float" office:value="0.025486352">
            <text:p>0,025486352</text:p>
          </table:table-cell>
          <table:table-cell office:value-type="float" office:value="0.02748299">
            <text:p>0,0274829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0.0032596453">
            <text:p>0,0032596453</text:p>
          </table:table-cell>
          <table:table-cell office:value-type="float" office:value="0.002589185">
            <text:p>0,002589185</text:p>
          </table:table-cell>
          <table:table-cell office:value-type="float" office:value="0.0027979275">
            <text:p>0,002797927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110754795">
            <text:p>0,110754795</text:p>
          </table:table-cell>
          <table:table-cell office:value-type="float" office:value="0.10736872">
            <text:p>0,10736872</text:p>
          </table:table-cell>
          <table:table-cell office:value-type="float" office:value="0.1123344">
            <text:p>0,112334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 table:style-name="ce4" office:value-type="float" office:value="0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ce4" table:number-columns-repeated="3"/>
        </table:table-row>
        <table:table-row table:style-name="ro3">
          <table:table-cell/>
          <table:table-cell table:style-name="ce1" office:value-type="string">
            <text:p>MAX_RAM_PAGES_ PER_PROCESS (Hauptspeicherzuteilung) </text:p>
          </table:table-cell>
          <table:table-cell table:style-name="ce1" office:value-type="string">
            <text:p>DEFAULT_ LOCALITY_FACTOR (Lokalitätsfaktor) </text:p>
          </table:table-cell>
          <table:table-cell table:style-name="ce1" office:value-type="string">
            <text:p>Zugriffe RANDOM </text:p>
          </table:table-cell>
          <table:table-cell table:style-name="ce1" office:value-type="string">
            <text:p>Zugriffe CLOCK</text:p>
          </table:table-cell>
          <table:table-cell table:style-name="ce1" office:value-type="string">
            <text:p>Zugriffe FIFO 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436865">
            <text:p>17436865</text:p>
          </table:table-cell>
          <table:table-cell table:style-name="ce5" office:value-type="float" office:value="17528001">
            <text:p>17528001</text:p>
          </table:table-cell>
          <table:table-cell table:style-name="ce3" office:value-type="float" office:value="18136999">
            <text:p>18136999</text:p>
          </table:table-cell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37418770">
            <text:p>37418770</text:p>
          </table:table-cell>
          <table:table-cell office:value-type="float" office:value="38493880">
            <text:p>38493880</text:p>
          </table:table-cell>
          <table:table-cell table:style-name="ce6" office:value-type="float" office:value="38508100">
            <text:p>385081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" office:value-type="float" office:value="179055200">
            <text:p>179055200</text:p>
          </table:table-cell>
          <table:table-cell office:value-type="float" office:value="204013700">
            <text:p>204013700</text:p>
          </table:table-cell>
          <table:table-cell table:style-name="ce3" office:value-type="float" office:value="204891600">
            <text:p>2048916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431916000">
            <text:p>431916000</text:p>
          </table:table-cell>
          <table:table-cell office:value-type="float" office:value="446401856">
            <text:p>446401856</text:p>
          </table:table-cell>
          <table:table-cell table:style-name="ce3" office:value-type="float" office:value="445375000">
            <text:p>4453750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style-name="ce4" office:value-type="float" office:value="68648640">
            <text:p>68648640</text:p>
          </table:table-cell>
          <table:table-cell office:value-type="float" office:value="69365990">
            <text:p>69365990</text:p>
          </table:table-cell>
          <table:table-cell office:value-type="float" office:value="68960190">
            <text:p>6896019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4242140">
            <text:p>504242140</text:p>
          </table:table-cell>
          <table:table-cell office:value-type="float" office:value="502681050">
            <text:p>502681050</text:p>
          </table:table-cell>
          <table:table-cell office:value-type="float" office:value="507698290">
            <text:p>507698290</text:p>
          </table:table-cell>
        </table:table-row>
        <table:table-row table:style-name="ro1">
          <table:table-cell table:number-columns-repeated="3"/>
          <table:table-cell table:style-name="ce4"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.06.2018</text:date>, <text:time>15:57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36:51.91</meta:creation-date>
    <dc:date>2018-06-13T15:57:49.95</dc:date>
    <meta:editing-duration>PT5M17S</meta:editing-duration>
    <meta:editing-cycles>1</meta:editing-cycles>
    <meta:document-statistic meta:table-count="3" meta:cell-count="70" meta:object-count="0"/>
    <meta:generator>OpenOffice/4.1.5$Win32 OpenOffice.org_project/415m1$Build-9789</meta:generator>
  </office:meta>
</office:document-meta>
</file>